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left"/>
    </style:style>
    <style:style style:name="Table1.A" style:family="table-column">
      <style:table-column-properties style:column-width="1.4903in"/>
    </style:style>
    <style:style style:name="Table1.B" style:family="table-column">
      <style:table-column-properties style:column-width="2.3292in"/>
    </style:style>
    <style:style style:name="Table1.C" style:family="table-column">
      <style:table-column-properties style:column-width="1.825in"/>
    </style:style>
    <style:style style:name="Table1.D" style:family="table-column">
      <style:table-column-properties style:column-width="1.8556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ext_20_body">
      <style:text-properties officeooo:paragraph-rsid="001b3444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able_20_Contents">
      <style:text-properties officeooo:paragraph-rsid="002f8b13"/>
    </style:style>
    <style:style style:name="P7" style:family="paragraph" style:parent-style-name="Table_20_Heading">
      <style:text-properties officeooo:rsid="002f8b13" officeooo:paragraph-rsid="002f8b13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Standard">
      <style:text-properties fo:font-weight="bold" officeooo:paragraph-rsid="00079aa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Table_20_Contents">
      <style:text-properties officeooo:paragraph-rsid="003471b0"/>
    </style:style>
    <style:style style:name="P13" style:family="paragraph" style:parent-style-name="Table_20_Contents">
      <style:text-properties officeooo:paragraph-rsid="0035b5f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afee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14e099" style:font-size-asian="12pt" style:font-size-complex="12pt"/>
    </style:style>
    <style:style style:name="T6" style:family="text">
      <style:text-properties fo:font-size="12pt" officeooo:rsid="002dafee" style:font-size-asian="12pt" style:font-size-complex="12pt"/>
    </style:style>
    <style:style style:name="T7" style:family="text">
      <style:text-properties fo:font-size="12pt" officeooo:rsid="002f8b13" style:font-size-asian="12pt" style:font-size-complex="12pt"/>
    </style:style>
    <style:style style:name="T8" style:family="text">
      <style:text-properties fo:font-size="12pt" officeooo:rsid="00329721" style:font-size-asian="12pt" style:font-size-complex="12pt"/>
    </style:style>
    <style:style style:name="T9" style:family="text">
      <style:text-properties fo:font-size="12pt" officeooo:rsid="003471b0" style:font-size-asian="12pt" style:font-size-complex="12pt"/>
    </style:style>
    <style:style style:name="T10" style:family="text">
      <style:text-properties officeooo:rsid="00132996"/>
    </style:style>
    <style:style style:name="T11" style:family="text">
      <style:text-properties officeooo:rsid="002dafee"/>
    </style:style>
    <style:style style:name="T12" style:family="text">
      <style:text-properties officeooo:rsid="002f8b13"/>
    </style:style>
    <style:style style:name="T13" style:family="text">
      <style:text-properties officeooo:rsid="003471b0"/>
    </style:style>
    <style:style style:name="T14" style:family="text">
      <style:text-properties officeooo:rsid="0035b5fa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ocente:<text:tab/><text:tab/>Bruce D. Marron</text:p>
      <text:p text:style-name="P3">Ciclo: <text:tab/><text:tab/><text:tab/>25-<text:span text:style-name="T11">3</text:span></text:p>
      <text:p text:style-name="P2"><text:span text:style-name="T1">Materia: <text:tab/><text:tab/></text:span><text:span text:style-name="T3">Inglés Avanzado (IX, X)</text:span></text:p>
      <text:p text:style-name="P2"><text:span text:style-name="T1">Licenciatura: <text:tab/>I</text:span><text:span text:style-name="T2">nterpretación y <text:s/>Traducción</text:span></text:p>
      <text:p text:style-name="Standard"/>
      <text:p text:style-name="P5"><text:span text:style-name="Strong_20_Emphasis"><text:span text:style-name="T4">HW_0</text:span></text:span><text:span text:style-name="Strong_20_Emphasis"><text:span text:style-name="T8">2</text:span></text:span><text:span text:style-name="Strong_20_Emphasis"><text:span text:style-name="T5"> </text:span></text:span><text:span text:style-name="Strong_20_Emphasis"><text:span text:style-name="T4"><text:s/></text:span></text:span><text:span text:style-name="Strong_20_Emphasis"><text:span text:style-name="T9">Communication Theory</text:span></text:span><text:span text:style-name="Strong_20_Emphasis"><text:span text:style-name="T7">; </text:span></text:span><text:span text:style-name="Strong_20_Emphasis"><text:span text:style-name="T9">Information Theory; Summarizing Scientific Papers; Vocab</text:span></text:span></text:p>
      <text:p text:style-name="P5"><text:span text:style-name="Strong_20_Emphasis">(Convert to 10 pt scale)</text:span></text:p>
      <text:p text:style-name="P5"><text:span text:style-name="Strong_20_Emphasis"/></text:p>
      <text:p text:style-name="P5"><text:span text:style-name="Strong_20_Emphasis"/></text:p>
      <text:section text:style-name="Sect1" text:name="md-content-335841243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Table_20_Heading">Criteria</text:p>
              </table:table-cell>
              <table:table-cell table:style-name="Table1.A1" office:value-type="string">
                <text:p text:style-name="Table_20_Heading">Excellent</text:p>
              </table:table-cell>
              <table:table-cell table:style-name="Table1.A1" office:value-type="string">
                <text:p text:style-name="Table_20_Heading">Satisfactory</text:p>
              </table:table-cell>
              <table:table-cell table:style-name="Table1.A1" office:value-type="string">
                <text:p text:style-name="Table_20_Heading">Needs Improvement</text:p>
              </table:table-cell>
            </table:table-row>
          </table:table-header-rows>
          <table:table-row>
            <table:table-cell table:style-name="Table1.A1" office:value-type="string">
              <text:p text:style-name="P13"><text:span text:style-name="Strong_20_Emphasis">Communication Theory </text:span><text:span text:style-name="Strong_20_Emphasis"><text:span text:style-name="T14">and Info Theory: Five Questions</text:span></text:span></text:p>
              <text:p text:style-name="P13"><text:span text:style-name="Strong_20_Emphasis">(Task 1)</text:span></text:p>
            </table:table-cell>
            <table:table-cell table:style-name="Table1.A1" office:value-type="string">
              <text:p text:style-name="P12">Provides clear, accurate, and thorough explanations of Shannon’s communication process; <text:span text:style-name="T13">d</text:span>emonstrates deep understanding of redundancy, randomness, and information content; explains Zipf’s Law and generative language models clearly with relevant examples.</text:p>
            </table:table-cell>
            <table:table-cell table:style-name="Table1.A1" office:value-type="string">
              <text:p text:style-name="Table_20_Contents">Provides generally accurate explanations but lacks some depth or clarity; references readings but with minor inaccuracies or omissions.</text:p>
            </table:table-cell>
            <table:table-cell table:style-name="Table1.A1" office:value-type="string">
              <text:p text:style-name="Table_20_Contents">Explanations are incomplete, unclear, or contain significant misconceptions; minimal or no use of readings.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Summary of Scientific Paper (Task 2)</text:span></text:p>
            </table:table-cell>
            <table:table-cell table:style-name="Table1.A1" office:value-type="string">
              <text:p text:style-name="Table_20_Contents">Produces a well-structured, concise, and accurate summary capturing key points from abstract, introduction, and conclusion; uses own words effectively.</text:p>
            </table:table-cell>
            <table:table-cell table:style-name="Table1.A1" office:value-type="string">
              <text:p text:style-name="Table_20_Contents">Summary covers main ideas but lacks clarity or depth; some paraphrasing but may rely too much on original text.</text:p>
            </table:table-cell>
            <table:table-cell table:style-name="Table1.A1" office:value-type="string">
              <text:p text:style-name="Table_20_Contents">Summary is incomplete, inaccurate, or mostly copied; does not convey the paper’s main arguments effectively.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Vocabulary Development and Translation (Task 3)</text:span></text:p>
            </table:table-cell>
            <table:table-cell table:style-name="Table1.A1" office:value-type="string">
              <text:p text:style-name="Table_20_Contents">Provides precise English definitions and accurate Spanish translations for all <text:span text:style-name="T13">72 </text:span>vocabulary words; demonstrates understanding of word meanings in context.</text:p>
            </table:table-cell>
            <table:table-cell table:style-name="Table1.A1" office:value-type="string">
              <text:p text:style-name="Table_20_Contents">Provides mostly correct definitions and translations with minor errors; some words may be missing or inaccurately translated.</text:p>
            </table:table-cell>
            <table:table-cell table:style-name="Table1.A1" office:value-type="string">
              <text:p text:style-name="Table_20_Contents">Definitions and translations are mostly incorrect or missing; shows lack of effort or understanding.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<text:span text:style-name="T12">Document </text:span></text:span><text:span text:style-name="Strong_20_Emphasis">Formatting </text:span><text:span text:style-name="Strong_20_Emphasis"><text:span text:style-name="T12">and</text:span></text:span><text:span text:style-name="Strong_20_Emphasis"> Presentation</text:span></text:p>
            </table:table-cell>
            <table:table-cell table:style-name="Table1.A1" office:value-type="string">
              <text:p text:style-name="Table_20_Contents">Fully adheres to modified APA style (single-spaced, 0.5 inch margins, 12-pt Times New Roman, double-sided printing if possible); formatting is consistent and professional; assignment saved and submitted as required.</text:p>
            </table:table-cell>
            <table:table-cell table:style-name="Table1.A1" office:value-type="string">
              <text:p text:style-name="Table_20_Contents">Mostly adheres to formatting guidelines with minor errors; submission meets basic requirements but lacks polish in some areas.</text:p>
            </table:table-cell>
            <table:table-cell table:style-name="Table1.A1" office:value-type="string">
              <text:p text:style-name="Table_20_Contents">Formatting guidelines are not followed; submission is incomplete or not saved/submitted as required.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<text:span text:style-name="T12">Writing Quality and </text:span></text:span><text:span text:style-name="Strong_20_Emphasis"><text:s/>Style</text:span></text:p>
            </table:table-cell>
            <table:table-cell table:style-name="Table1.A1" office:value-type="string">
              <text:p text:style-name="Table_20_Contents">Writing demonstrates excellent control of English grammar, syntax, and style; errors are rare and do not impede understanding; language is appropriate for university-level work.</text:p>
            </table:table-cell>
            <table:table-cell table:style-name="Table1.A1" office:value-type="string">
              <text:p text:style-name="Table_20_Contents">Writing shows adequate control of grammar and style with some errors that do not seriously affect comprehension; language is generally appropriate.</text:p>
            </table:table-cell>
            <table:table-cell table:style-name="Table1.A1" office:value-type="string">
              <text:p text:style-name="Table_20_Contents">Frequent grammar and style errors that interfere with clarity and readability; language usage is below university expectations.</text:p>
            </table:table-cell>
          </table:table-row>
        </table:table>
        <text:p text:style-name="Text_20_body"/>
      </text:section>
      <text:p text:style-name="P11"><text:span text:style-name="Strong_20_Emphasis"/></text:p>
      <text:p text:style-name="P5"><text:span text:style-name="Strong_20_Emphasis"/></text:p>
      <text:section text:style-name="Sect1" text:name="md-content-197282861">
        <text:p text:style-name="P4"><text:soft-page-break/><text:span text:style-name="Strong_20_Emphasis">A</text:span><text:span text:style-name="Strong_20_Emphasis"><text:span text:style-name="T10">ssignment</text:span></text:span><text:span text:style-name="Strong_20_Emphasis">:</text:span></text:p>
        <text:p text:style-name="Standard">HW_02 [Due: 22 May 2025]<text:tab/></text:p>
        <text:p text:style-name="Standard">--- Task 1</text:p>
        <text:p text:style-name="Standard">With reference to the readings on communication and information theory (documents 02a, 02b, and 02c in the 1P folder) and our class discussions, please answer the following questions:</text:p>
        <text:p text:style-name="Standard"/>
        <text:p text:style-name="Standard"><text:tab/>1. How does Claude Shannon view the process of communication?</text:p>
        <text:p text:style-name="Standard"><text:tab/>2. In Indo-European languages, a message can be defined as a sequence of words where each word has a </text:p>
        <text:p text:style-name="Standard"><text:tab/>frequency or probability of occurrence. Shannon discovered a way to measure the information content </text:p>
        <text:p text:style-name="Standard"><text:tab/>of a string of words (message). Explain why completely redundant messages or completely random </text:p>
        <text:p text:style-name="Standard"><text:tab/>messages contain virtually no information.</text:p>
        <text:p text:style-name="Standard"><text:tab/>3. Based on information theory, what types of messages contain the maximum amount of information?</text:p>
        <text:p text:style-name="Standard"><text:tab/>4. What is Zipf's Law?</text:p>
        <text:p text:style-name="Standard"><text:tab/>5. Give an example of a generative model for languages.</text:p>
        <text:p text:style-name="Standard"><text:tab/></text:p>
        <text:p text:style-name="Standard">--- Task 2</text:p>
        <text:p text:style-name="Standard">Read the paper, "Trajectories of the Earth System in the Anthropocene" (03_Steffen-etal_Trajectories-Earth-System-in-the-Anthropocene). By focusing on the Abstract, Introduction, and Conclusions sections of the paper, write a one+-paragraph summary of the entire paper in English.</text:p>
        <text:p text:style-name="Standard"/>
        <text:p text:style-name="Standard">--- Task 3</text:p>
        <text:p text:style-name="Standard">Provide English definitions and a Spanish word translation for all of the words in the document, Vocab_01.txt: a list of 72 words from Readings 01, 02, 03.</text:p>
        <text:p text:style-name="Standard"/>
        <text:p text:style-name="Standard">--- Task 4</text:p>
        <text:p text:style-name="Standard">Read Chapters I through XI of "Charlotte's Web." Be prepared to contribute next week to a Socratic-style seminar that focuses on these chapters. In the seminar we will</text:p>
        <text:p text:style-name="Standard"/>
        <text:p text:style-name="Standard"><text:tab/>i) <text:tab/><text:tab/>analyze highlights and important events as plot elements, </text:p>
        <text:p text:style-name="Standard"><text:tab/>ii) <text:tab/>analyze characters and their motivations </text:p>
        <text:p text:style-name="Standard"><text:tab/><text:tab/><text:tab/>[Character maps that include their traits, relationships, and key events]</text:p>
        <text:p text:style-name="Standard"><text:tab/>iii) <text:tab/>evaluate the stylistic elements used by the author (genre), and </text:p>
        <text:p text:style-name="Standard"><text:tab/>iv) <text:tab/>critique the author's choices and style</text:p>
        <text:p text:style-name="Standard">NB. Ultimately, you will write a full critique of this novel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5-22T16:48:40.108075210</dc:date>
    <meta:editing-duration>PT2H8M42S</meta:editing-duration>
    <meta:editing-cycles>44</meta:editing-cycles>
    <meta:generator>LibreOffice/7.3.7.2$Linux_X86_64 LibreOffice_project/30$Build-2</meta:generator>
    <meta:document-statistic meta:table-count="1" meta:image-count="1" meta:object-count="0" meta:page-count="2" meta:paragraph-count="56" meta:word-count="632" meta:character-count="4421" meta:non-whitespace-character-count="3806"/>
  </office:meta>
</office:document-meta>
</file>